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outset #000000" fo:border-right="0.99pt outset #000000" fo:border-top="0.99pt outset #000000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order-bottom="0.99pt outset #000000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6" table:default-cell-style-name="ce2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Za (Ω)</text:p>
          </table:table-cell>
          <table:table-cell table:style-name="ce1" office:value-type="string" calcext:value-type="string">
            <text:p>Zt (Ω)</text:p>
          </table:table-cell>
          <table:table-cell table:style-name="ce1" office:value-type="string" calcext:value-type="string">
            <text:p>Lt (mm)</text:p>
          </table:table-cell>
          <table:table-cell table:style-name="ce1" office:value-type="string" calcext:value-type="string">
            <text:p>Wt (mm)</text:p>
          </table:table-cell>
          <table:table-cell table:style-name="ce1" office:value-type="string" calcext:value-type="string">
            <text:p>S11 (dB)</text:p>
          </table:table-cell>
          <table:table-cell table:style-name="ce1" office:value-type="string" calcext:value-type="string">
            <text:p>Zin (Ω)</text:p>
          </table:table-cell>
        </table:table-row>
        <table:table-row table:style-name="ro1">
          <table:table-cell/>
          <table:table-cell office:value-type="float" office:value="319.071" calcext:value-type="float">
            <text:p>319,071</text:p>
          </table:table-cell>
          <table:table-cell table:formula="of:=SQRT(50*[.B4])" office:value-type="float" office:value="126.307363205793" calcext:value-type="float">
            <text:p>126,307363205793</text:p>
          </table:table-cell>
          <table:table-cell office:value-type="float" office:value="18.0658" calcext:value-type="float">
            <text:p>18,0658</text:p>
          </table:table-cell>
          <table:table-cell office:value-type="float" office:value="0.265956" calcext:value-type="float">
            <text:p>0,265956</text:p>
          </table:table-cell>
          <table:table-cell office:value-type="float" office:value="-17.63" calcext:value-type="float">
            <text:p>-17,63</text:p>
          </table:table-cell>
          <table:table-cell office:value-type="string" calcext:value-type="string">
            <text:p>45,44-j11,79</text:p>
          </table:table-cell>
        </table:table-row>
        <table:table-row table:style-name="ro1">
          <table:table-cell/>
          <table:table-cell office:value-type="float" office:value="302.328" calcext:value-type="float">
            <text:p>302,328</text:p>
          </table:table-cell>
          <table:table-cell table:formula="of:=SQRT(50*[.B5])" office:value-type="float" office:value="122.948769818978" calcext:value-type="float">
            <text:p>122,948769818978</text:p>
          </table:table-cell>
          <table:table-cell office:value-type="float" office:value="18.0164" calcext:value-type="float">
            <text:p>18,0164</text:p>
          </table:table-cell>
          <table:table-cell office:value-type="float" office:value="0.295454" calcext:value-type="float">
            <text:p>0,295454</text:p>
          </table:table-cell>
          <table:table-cell office:value-type="float" office:value="-19.07" calcext:value-type="float">
            <text:p>-19,07</text:p>
          </table:table-cell>
          <table:table-cell office:value-type="string" calcext:value-type="string">
            <text:p>44,04-j8,652</text:p>
          </table:table-cell>
        </table:table-row>
        <table:table-row table:style-name="ro1">
          <table:table-cell/>
          <table:table-cell office:value-type="float" office:value="256.5" calcext:value-type="float">
            <text:p>256,5</text:p>
          </table:table-cell>
          <table:table-cell table:formula="of:=SQRT(50*[.B6])" office:value-type="float" office:value="113.247516529061" calcext:value-type="float">
            <text:p>113,247516529061</text:p>
          </table:table-cell>
          <table:table-cell office:value-type="float" office:value="17.8731" calcext:value-type="float">
            <text:p>17,8731</text:p>
          </table:table-cell>
          <table:table-cell office:value-type="float" office:value="0.398636" calcext:value-type="float">
            <text:p>0,398636</text:p>
          </table:table-cell>
          <table:table-cell office:value-type="float" office:value="-20.78" calcext:value-type="float">
            <text:p>-20,78</text:p>
          </table:table-cell>
          <table:table-cell office:value-type="string" calcext:value-type="string">
            <text:p>44,57-j6,753</text:p>
          </table:table-cell>
        </table:table-row>
        <table:table-row table:style-name="ro1">
          <table:table-cell/>
          <table:table-cell office:value-type="float" office:value="161.582" calcext:value-type="float">
            <text:p>161,582</text:p>
          </table:table-cell>
          <table:table-cell table:formula="of:=SQRT(50*[.B7])" office:value-type="float" office:value="89.88381389327" calcext:value-type="float">
            <text:p>89,88381389327</text:p>
          </table:table-cell>
          <table:table-cell office:value-type="float" office:value="17.507" calcext:value-type="float">
            <text:p>17,507</text:p>
          </table:table-cell>
          <table:table-cell office:value-type="float" office:value="0.806831" calcext:value-type="float">
            <text:p>0,806831</text:p>
          </table:table-cell>
          <table:table-cell office:value-type="float" office:value="-14.32" calcext:value-type="float">
            <text:p>-14,32</text:p>
          </table:table-cell>
          <table:table-cell office:value-type="string" calcext:value-type="string">
            <text:p>36,6-j10,0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SQRT(50*[.B8])" office:value-type="float" office:value="79.6868872525461" calcext:value-type="float">
            <text:p>79,6868872525461</text:p>
          </table:table-cell>
          <table:table-cell office:value-type="float" office:value="17.3234" calcext:value-type="float">
            <text:p>17,3234</text:p>
          </table:table-cell>
          <table:table-cell office:value-type="float" office:value="1.09552" calcext:value-type="float">
            <text:p>1,09552</text:p>
          </table:table-cell>
          <table:table-cell office:value-type="float" office:value="-11.14" calcext:value-type="float">
            <text:p>-11,14</text:p>
          </table:table-cell>
          <table:table-cell office:value-type="string" calcext:value-type="string">
            <text:p>31,21-j12,92</text:p>
          </table:table-cell>
        </table:table-row>
        <table:table-row table:style-name="ro1">
          <table:table-cell/>
          <table:table-cell office:value-type="float" office:value="122.3" calcext:value-type="float">
            <text:p>122,3</text:p>
          </table:table-cell>
          <table:table-cell table:formula="of:=SQRT(50*[.B9])" office:value-type="float" office:value="78.1984654580894" calcext:value-type="float">
            <text:p>78,1984654580894</text:p>
          </table:table-cell>
          <table:table-cell office:value-type="float" office:value="17.2945" calcext:value-type="float">
            <text:p>17,2945</text:p>
          </table:table-cell>
          <table:table-cell office:value-type="float" office:value="1.14575" calcext:value-type="float">
            <text:p>1,14575</text:p>
          </table:table-cell>
          <table:table-cell office:value-type="float" office:value="-10.73" calcext:value-type="float">
            <text:p>-10,73</text:p>
          </table:table-cell>
          <table:table-cell office:value-type="string" calcext:value-type="string">
            <text:p>29,75-j11,8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SQRT(50*[.B10])" office:value-type="float" office:value="76.4852927038918" calcext:value-type="float">
            <text:p>76,4852927038918</text:p>
          </table:table-cell>
          <table:table-cell office:value-type="float" office:value="17.2606" calcext:value-type="float">
            <text:p>17,2606</text:p>
          </table:table-cell>
          <table:table-cell office:value-type="float" office:value="1.20653" calcext:value-type="float">
            <text:p>1,20653</text:p>
          </table:table-cell>
          <table:table-cell office:value-type="float" office:value="-10.26" calcext:value-type="float">
            <text:p>-10,26</text:p>
          </table:table-cell>
          <table:table-cell office:value-type="string" calcext:value-type="string">
            <text:p>28,48-j11,37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SQRT(50*[.B11])" office:value-type="float" office:value="75.8287544405155" calcext:value-type="float">
            <text:p>75,8287544405155</text:p>
          </table:table-cell>
          <table:table-cell office:value-type="float" office:value="17.2474" calcext:value-type="float">
            <text:p>17,2474</text:p>
          </table:table-cell>
          <table:table-cell office:value-type="float" office:value="1.23069" calcext:value-type="float">
            <text:p>1,23069</text:p>
          </table:table-cell>
          <table:table-cell office:value-type="float" office:value="-10.08" calcext:value-type="float">
            <text:p>-10,08</text:p>
          </table:table-cell>
          <table:table-cell office:value-type="string" calcext:value-type="string">
            <text:p>28,89-j13,55</text:p>
          </table:table-cell>
        </table:table-row>
        <table:table-row table:style-name="ro1">
          <table:table-cell/>
          <table:table-cell table:style-name="ce3" office:value-type="float" office:value="89.551" calcext:value-type="float">
            <text:p>89,551</text:p>
          </table:table-cell>
          <table:table-cell table:style-name="ce3" table:formula="of:=SQRT(50*[.B12])" office:value-type="float" office:value="66.9144976817431" calcext:value-type="float">
            <text:p>66,9144976817431</text:p>
          </table:table-cell>
          <table:table-cell table:style-name="ce3" office:value-type="float" office:value="17.0555" calcext:value-type="float">
            <text:p>17,0555</text:p>
          </table:table-cell>
          <table:table-cell table:style-name="ce3" office:value-type="float" office:value="1.61564" calcext:value-type="float">
            <text:p>1,61564</text:p>
          </table:table-cell>
          <table:table-cell table:style-name="ce3" office:value-type="float" office:value="-7.901" calcext:value-type="float">
            <text:p>-7,901</text:p>
          </table:table-cell>
          <table:table-cell table:style-name="ce3" office:value-type="string" calcext:value-type="string">
            <text:p>23,11-j13,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 style:data-style-name="N2" text:time-value="00:50:14.007083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6:18:55.841250048</meta:creation-date>
    <dc:date>2018-05-05T01:52:07.265450564</dc:date>
    <meta:editing-duration>PT2H12M26S</meta:editing-duration>
    <meta:editing-cycles>17</meta:editing-cycles>
    <meta:generator>LibreOffice/5.2.2.2$Linux_X86_64 LibreOffice_project/20m0$Build-2</meta:generator>
    <meta:document-statistic meta:table-count="1" meta:cell-count="60" meta:object-count="0"/>
  </office:meta>
</office:document-meta>
</file>